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" svg:font-family="'Segoe UI'" style:font-adornments="Bold" style:font-family-generic="swiss" style:font-pitch="variable"/>
    <style:font-face style:name="Segoe UI Semibold" svg:font-family="'Segoe UI Semibold'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.0201in" fo:margin-bottom="0.0201in" style:contextual-spacing="false" fo:line-height="100%"/>
      <style:text-properties style:font-name="Segoe UI" fo:font-size="12pt" fo:font-weight="bold" officeooo:rsid="0019ffe6" officeooo:paragraph-rsid="00172e77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.0201in" fo:margin-bottom="0.0201in" style:contextual-spacing="false" fo:line-height="100%"/>
      <style:text-properties style:font-name="Segoe UI" fo:font-weight="bold" officeooo:paragraph-rsid="0017a898" style:font-weight-asian="bold" style:font-weight-complex="bold"/>
    </style:style>
    <style:style style:name="P4" style:family="paragraph" style:parent-style-name="Text_20_body">
      <style:paragraph-properties fo:margin-top="0.0201in" fo:margin-bottom="0.0201in" style:contextual-spacing="false" fo:line-height="100%"/>
      <style:text-properties style:font-name="Segoe UI" fo:font-size="12pt" fo:font-weight="bold" officeooo:paragraph-rsid="00172e77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0201in" fo:margin-bottom="0.0201in" style:contextual-spacing="false" fo:line-height="100%"/>
      <style:text-properties style:font-name="Segoe UI" fo:font-size="12pt" fo:font-weight="bold" officeooo:rsid="0019ffe6" officeooo:paragraph-rsid="0019ffe6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.0201in" fo:margin-bottom="0.0201in" style:contextual-spacing="false" fo:line-height="100%" fo:text-align="center" style:justify-single-word="false"/>
      <style:text-properties style:font-name="Segoe UI" fo:font-size="12pt" officeooo:paragraph-rsid="00172e77" style:font-size-asian="12pt" style:font-size-complex="12pt"/>
    </style:style>
    <style:style style:name="P7" style:family="paragraph" style:parent-style-name="Text_20_body" style:list-style-name="L1">
      <style:paragraph-properties fo:margin-top="0.0201in" fo:margin-bottom="0.0201in" style:contextual-spacing="false" fo:line-height="100%" fo:text-align="start" style:justify-single-word="false"/>
      <style:text-properties style:font-name="Segoe UI" fo:font-size="10pt" officeooo:paragraph-rsid="0019ffe6" style:font-size-asian="10pt" style:font-size-complex="10pt"/>
    </style:style>
    <style:style style:name="P8" style:family="paragraph" style:parent-style-name="Text_20_body" style:list-style-name="L1">
      <style:paragraph-properties fo:margin-top="0.0201in" fo:margin-bottom="0.0201in" style:contextual-spacing="false" fo:line-height="100%" fo:text-align="start" style:justify-single-word="false"/>
      <style:text-properties style:font-name="Segoe UI" fo:font-size="10pt" officeooo:paragraph-rsid="002b2f64" style:font-size-asian="10pt" style:font-size-complex="10pt"/>
    </style:style>
    <style:style style:name="P9" style:family="paragraph" style:parent-style-name="Text_20_body">
      <style:paragraph-properties fo:margin-top="0.0201in" fo:margin-bottom="0.0201in" style:contextual-spacing="false" fo:line-height="100%" fo:text-align="start" style:justify-single-word="false"/>
      <style:text-properties style:font-name="Segoe UI" fo:font-size="10pt" officeooo:paragraph-rsid="001c2c33" style:font-size-asian="10pt" style:font-size-complex="10pt"/>
    </style:style>
    <style:style style:name="P10" style:family="paragraph" style:parent-style-name="Text_20_body">
      <style:paragraph-properties fo:margin-top="0.0201in" fo:margin-bottom="0.0201in" style:contextual-spacing="false" fo:line-height="100%"/>
      <style:text-properties style:font-name="Segoe UI" fo:font-size="10pt" officeooo:paragraph-rsid="00172e77" style:font-size-asian="10pt" style:font-size-complex="10pt"/>
    </style:style>
    <style:style style:name="P11" style:family="paragraph" style:parent-style-name="Text_20_body" style:list-style-name="L2">
      <style:paragraph-properties fo:margin-top="0.0201in" fo:margin-bottom="0.0201in" style:contextual-spacing="false" fo:line-height="100%"/>
      <style:text-properties style:font-name="Segoe UI" fo:font-size="10pt" officeooo:paragraph-rsid="0019ffe6" style:font-size-asian="10pt" style:font-size-complex="10pt"/>
    </style:style>
    <style:style style:name="P12" style:family="paragraph" style:parent-style-name="Text_20_body" style:list-style-name="L2">
      <style:paragraph-properties fo:margin-top="0.0201in" fo:margin-bottom="0.0201in" style:contextual-spacing="false" fo:line-height="100%"/>
      <style:text-properties style:font-name="Segoe UI" fo:font-size="10pt" officeooo:paragraph-rsid="001d4a25" style:font-size-asian="10pt" style:font-size-complex="10pt"/>
    </style:style>
    <style:style style:name="P13" style:family="paragraph" style:parent-style-name="Text_20_body" style:list-style-name="L3">
      <style:paragraph-properties fo:margin-top="0.0201in" fo:margin-bottom="0.0201in" style:contextual-spacing="false" fo:line-height="100%"/>
      <style:text-properties style:font-name="Segoe UI" fo:font-size="10pt" officeooo:paragraph-rsid="001c2c33" style:font-size-asian="10pt" style:font-size-complex="10pt"/>
    </style:style>
    <style:style style:name="P14" style:family="paragraph" style:parent-style-name="Text_20_body">
      <style:paragraph-properties fo:margin-top="0.0201in" fo:margin-bottom="0.0201in" style:contextual-spacing="false" fo:line-height="100%"/>
      <style:text-properties style:font-name="Segoe UI" fo:font-size="10pt" officeooo:paragraph-rsid="001d4a25" style:font-size-asian="10pt" style:font-size-complex="10pt"/>
    </style:style>
    <style:style style:name="P15" style:family="paragraph" style:parent-style-name="Text_20_body" style:list-style-name="L4">
      <style:paragraph-properties fo:margin-top="0.0201in" fo:margin-bottom="0.0201in" style:contextual-spacing="false" fo:line-height="100%"/>
      <style:text-properties style:font-name="Segoe UI" fo:font-size="10pt" officeooo:paragraph-rsid="001d4a25" style:font-size-asian="10pt" style:font-size-complex="10pt"/>
    </style:style>
    <style:style style:name="P16" style:family="paragraph" style:parent-style-name="Text_20_body">
      <style:paragraph-properties fo:margin-top="0.0201in" fo:margin-bottom="0.0201in" style:contextual-spacing="false" fo:line-height="100%" fo:text-align="center" style:justify-single-word="false"/>
      <style:text-properties style:font-name="Segoe UI Semibold" fo:font-size="24pt" officeooo:paragraph-rsid="00172e77" style:font-size-asian="24pt" style:font-size-complex="24pt"/>
    </style:style>
    <style:style style:name="P17" style:family="paragraph" style:parent-style-name="Text_20_body" style:list-style-name="L1">
      <style:paragraph-properties fo:margin-top="0.0201in" fo:margin-bottom="0.0201in" style:contextual-spacing="false" fo:line-height="100%" fo:text-align="start" style:justify-single-word="false"/>
      <style:text-properties fo:font-size="10pt" officeooo:paragraph-rsid="0019ffe6" style:font-size-asian="10pt" style:font-size-complex="10pt"/>
    </style:style>
    <style:style style:name="P18" style:family="paragraph" style:parent-style-name="Text_20_body">
      <style:paragraph-properties fo:margin-top="0.0201in" fo:margin-bottom="0.0201in" style:contextual-spacing="false" fo:line-height="100%"/>
      <style:text-properties fo:font-size="10pt" officeooo:paragraph-rsid="001d4a25" style:font-size-asian="10pt" style:font-size-complex="10pt"/>
    </style:style>
    <style:style style:name="P19" style:family="paragraph" style:parent-style-name="Text_20_body">
      <style:paragraph-properties fo:margin-top="0.0201in" fo:margin-bottom="0.0201in" style:contextual-spacing="false" fo:line-height="100%"/>
      <style:text-properties fo:font-size="10pt" officeooo:paragraph-rsid="0019ffe6" style:font-size-asian="10pt" style:font-size-complex="10pt"/>
    </style:style>
    <style:style style:name="P20" style:family="paragraph" style:parent-style-name="Text_20_body" style:list-style-name="L3">
      <style:paragraph-properties fo:margin-top="0.0201in" fo:margin-bottom="0.0201in" style:contextual-spacing="false" fo:line-height="100%"/>
      <style:text-properties fo:font-size="10pt" officeooo:paragraph-rsid="001c2c3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egoe UI"/>
    </style:style>
    <style:style style:name="T4" style:family="text">
      <style:text-properties style:font-name="Segoe UI" fo:font-weight="bold" style:font-weight-asian="bold" style:font-weight-complex="bold"/>
    </style:style>
    <style:style style:name="T5" style:family="text">
      <style:text-properties style:font-name="Segoe UI" fo:font-weight="bold" officeooo:rsid="001ade95" style:font-weight-asian="bold" style:font-weight-complex="bold"/>
    </style:style>
    <style:style style:name="T6" style:family="text">
      <style:text-properties style:font-name="Segoe UI" fo:font-size="10pt" style:font-size-asian="10pt" style:font-size-complex="10pt"/>
    </style:style>
    <style:style style:name="T7" style:family="text">
      <style:text-properties style:font-name="Segoe UI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Segoe UI" fo:font-size="9.5pt" style:font-size-asian="9.5pt" style:font-size-complex="9.5pt"/>
    </style:style>
    <style:style style:name="T9" style:family="text">
      <style:text-properties style:font-name="Segoe UI" officeooo:rsid="001ade95"/>
    </style:style>
    <style:style style:name="T10" style:family="text">
      <style:text-properties style:font-name="Segoe UI" fo:font-style="italic" style:font-style-asian="italic" style:font-style-complex="italic"/>
    </style:style>
    <style:style style:name="T11" style:family="text">
      <style:text-properties style:font-name="Segoe UI" fo:font-style="italic" officeooo:rsid="001ade95" style:font-style-asian="italic" style:font-style-complex="italic"/>
    </style:style>
    <style:style style:name="T12" style:family="text">
      <style:text-properties style:font-name="Segoe UI" officeooo:rsid="001c2c33"/>
    </style:style>
    <style:style style:name="T13" style:family="text">
      <style:text-properties style:font-name="Segoe UI" officeooo:rsid="00280b6c"/>
    </style:style>
    <style:style style:name="T14" style:family="text">
      <style:text-properties officeooo:rsid="0024a689"/>
    </style:style>
    <style:style style:name="T15" style:family="text">
      <style:text-properties officeooo:rsid="002845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righam Eaquinto</text:p>
      <text:p text:style-name="P6">707.391.5417 | brighameaquinto@gmail.com | www.linkedin.com/in/brighameaquinto </text:p>
      <text:p text:style-name="P3">Education</text:p>
      <text:p text:style-name="P9"><text:span text:style-name="T1">Bachelor of Science in Data Science</text:span> | <text:span text:style-name="T2">Brigham Young University – Idaho</text:span> | Rexburg, ID<text:tab/><text:tab/><text:tab/> <text:s text:c="14"/>April 2023</text:p>
      <text:list xml:id="list2122554352" text:style-name="L1">
        <text:list-item>
          <text:p text:style-name="P7">Minor: Statistics </text:p>
        </text:list-item>
        <text:list-item>
          <text:p text:style-name="P17"><text:span text:style-name="T3">Tools: Power BI (DAX), </text:span><text:span text:style-name="T13">T-</text:span><text:span text:style-name="T3">SQL, DataBricks (PySpark), R (Tidyverse), Github (Git), Python (Pandas, Scipy, Scikit-Learn) </text:span></text:p>
        </text:list-item>
        <text:list-item>
          <text:p text:style-name="P8">Skills: Business Analytics, Linear Regression, Statistical Analysis, Machine Learning, Data Wrangling &amp; Visualization</text:p>
        </text:list-item>
      </text:list>
      <text:p text:style-name="P4">Work Experience</text:p>
      <text:p text:style-name="P10"><text:span text:style-name="T1">Data Analyst</text:span> | <text:span text:style-name="T2">Brigham Young University – Idaho</text:span> | Rexburg, ID <text:tab/><text:tab/><text:tab/><text:tab/><text:tab/> <text:s text:c="11"/>April 2021 – Present </text:p>
      <text:list xml:id="list2684818777" text:style-name="L2">
        <text:list-item>
          <text:p text:style-name="P11">Automated semester reports saving 3+ weeks of manual reporting each semester by developing a reusable R script for efficient, high-quality results in every use </text:p>
        </text:list-item>
        <text:list-item>
          <text:p text:style-name="P11">Guided team of 5 analysts in professional development, data manipulation skills, data visualization theory while fostering a positive work environment </text:p>
        </text:list-item>
        <text:list-item>
          <text:p text:style-name="P11">Led development of tri-university reporting suite using Power BI focusing on retention of online students; reports were utilized by Institutional Research, University Presidential Council for more informed executive decisions</text:p>
        </text:list-item>
        <text:list-item>
          <text:p text:style-name="P12">Prepared reusable weekly and monthly reports to Student Life executives on program KPIs and past expenditures by automating data pipeline from Qualtrics and university data warehouse to report deployment </text:p>
        </text:list-item>
      </text:list>
      <text:p text:style-name="P18"><text:span text:style-name="T4">Data Science Intern </text:span><text:span text:style-name="T3">| </text:span><text:span text:style-name="T10">Brigham Young University – Pathway </text:span><text:span text:style-name="T3">| Salt Lake City, UT <text:tab/><text:tab/><text:tab/> <text:s text:c="2"/>January 2022 – April 2022 </text:span></text:p>
      <text:list xml:id="list223843525648259" text:continue-numbering="true" text:style-name="L2">
        <text:list-item>
          <text:p text:style-name="P11">Created 10+ variations of ML model leveraging sklearn to predict student retention ensuring maximum model performance; model was implemented university-wide </text:p>
        </text:list-item>
        <text:list-item>
          <text:p text:style-name="P11">Leveraged topic modeling to label text data using the Gensim NLP package enabling use of 10% more features incorporated in student success prediction model </text:p>
        </text:list-item>
        <text:list-item>
          <text:p text:style-name="P11">Quantified and modeled student KPIs by statistical measurements for effective and reusable progress tracking increasing faculty effectiveness by 30% </text:p>
        </text:list-item>
      </text:list>
      <text:p text:style-name="P5">Projects</text:p>
      <text:p text:style-name="P19"><text:span text:style-name="T5">Research Business Development Center Consultant </text:span><text:span text:style-name="T9">| </text:span><text:span text:style-name="T10">School District </text:span><text:span text:style-name="T11">91</text:span><text:span text:style-name="T9"> </text:span><text:span text:style-name="T3">| Idaho Falls, ID <text:s text:c="10"/><text:tab/> <text:s/>September 2022 – Present </text:span></text:p>
      <text:list xml:id="list223844711759293" text:continue-numbering="true" text:style-name="L2">
        <text:list-item>
          <text:p text:style-name="P11">Designed and created PowerBI report for school Board of Trustees and Superintendent on financial management, HR, and student achievement by utilizing measures in DAX resulting in greater school funding </text:p>
        </text:list-item>
        <text:list-item>
          <text:p text:style-name="P11">Developed data model <text:span text:style-name="T15">from</text:span> multiple data sources to provide compelling visualizations and data summaries </text:p>
        </text:list-item>
        <text:list-item>
          <text:p text:style-name="P11">Met with stakeholders to understand requirements and effectively communicate findings to various audiences </text:p>
        </text:list-item>
        <text:list-item>
          <text:p text:style-name="P11">Instructed team on PowerBI and DAX; ensured team members were included and excelled by finding their strengths to help them see their natural contributions </text:p>
        </text:list-item>
      </text:list>
      <text:p text:style-name="P10"><text:span text:style-name="T1">Stock Price Prediction Engineering</text:span><text:tab/><text:tab/><text:tab/><text:tab/><text:tab/><text:tab/><text:tab/><text:tab/><text:tab/> <text:s text:c="14"/>April 2022 </text:p>
      <text:list xml:id="list494970631" text:style-name="L3">
        <text:list-item>
          <text:p text:style-name="P13">Queried SafeGraph API leveraging Graph Query Language and SparkSQL to engineer database in Databricks </text:p>
        </text:list-item>
        <text:list-item>
          <text:p text:style-name="P13">Engineered 15+ features by wrangling in PySpark (including window functions) enabling stock price prediction model on thousands of globally traded companies </text:p>
        </text:list-item>
        <text:list-item>
          <text:p text:style-name="P20"><text:span text:style-name="T3">Built multiple ML models using Sklearn and MLlib; created Streamlit app in Python for model prediction deployment </text:span></text:p>
        </text:list-item>
      </text:list>
      <text:p text:style-name="P2">Volunteer Experience</text:p>
      <text:p text:style-name="P14"><text:span text:style-name="T1">Volunteer Analytics Teacher </text:span>| <text:span text:style-name="T2">Brigham Young University – Idaho</text:span> | Rexburg, ID <text:tab/><text:tab/><text:tab/> <text:s text:c="11"/>April 2022 – Present</text:p>
      <text:list xml:id="list4086130768" text:style-name="L4">
        <text:list-item>
          <text:p text:style-name="P15">Instructed Data Science Society class of 15 students on basic R skills (importing, wrangling, and graphing data) taking students from no experience to intermediate skill level in 12 weeks </text:p>
        </text:list-item>
        <text:list-item>
          <text:p text:style-name="P15">Taught students full data process starting from investigating data source quality, to robust analysis, finishing with presenting analysis results for competent data storytelling </text:p>
        </text:list-item>
        <text:list-item>
          <text:p text:style-name="P15">Provided informative resources to students about data science ensuring all students comprehend each concept and technique resulting in 100% of students as "far better prepared”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" svg:font-family="'Segoe UI'" style:font-adornments="Bold" style:font-family-generic="swiss" style:font-pitch="variable"/>
    <style:font-face style:name="Segoe UI Semibold" svg:font-family="'Segoe UI Semibold'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4in" fo:margin-bottom="0.1in" fo:margin-left="0.4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2807in" fo:margin-left="0in" fo:margin-right="0in" fo:margin-top="0.140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title/>
    <dc:description/>
    <dc:subject/>
    <meta:keyword/>
    <meta:initial-creator/>
    <meta:creation-date>2023-02-09T04:18:11Z</meta:creation-date>
    <dc:date>2023-02-08T22:38:36.550000000</dc:date>
    <meta:editing-duration>PT35M41S</meta:editing-duration>
    <meta:editing-cycles>14</meta:editing-cycles>
    <meta:document-statistic meta:table-count="0" meta:image-count="0" meta:object-count="0" meta:page-count="1" meta:paragraph-count="32" meta:word-count="519" meta:character-count="3734" meta:non-whitespace-character-count="3146"/>
    <meta:user-defined meta:name="biblio-config">True</meta:user-defined>
    <meta:user-defined meta:name="header-includes"/>
    <meta:user-defined meta:name="include-after"/>
    <meta:user-defined meta:name="include-before"/>
    <meta:user-defined meta:name="labels" meta:value-type="string"/>
    <meta:user-defined meta:name="toc-title" meta:value-type="string">Table of contents</meta:user-defined>
    <meta:user-defined meta:name="website" meta:value-type="string"/>
  </office:meta>
</office:document-meta>
</file>